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Greek" svg:font-family="'Arial Greek'" style:font-family-generic="swiss"/>
    <style:font-face style:name="Cambria" svg:font-family="Cambria, 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background-color="#f8cbad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ackground-color="#ffe699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/>
    </style:style>
    <style:style style:name="ce6" style:family="table-cell" style:parent-style-name="Default" style:data-style-name="N100">
      <style:table-cell-properties fo:background-color="#c5e0b4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himata_pada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orralated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Μαθηματική Ανάλυσ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Γραμμική Άλγεβρ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Εισαγωγή στην Επιστήμη των Υπολογιστώ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Προγραμματισμός Υπολογιστώ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Σχεδίαση και Ανάλυση Αλγορίθμω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Φυσική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Διακριτά Μαθηματικ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Πιθανότητες και Στατιστική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Δομές Δεδομένω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Αντικειμενοστρεφής Προγραμματισμό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Ψηφιακή Σχεδίαση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Θεωρία Κυκλωμάτω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Αλγόριθμοι και Πολυπλοκότητα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Ηλεκτρονική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Βάσεις Δεδομένων Ι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Δίκτυα Υπολογιστών Ι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Λειτουργικά Συστήματα Ι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Αρχιτεκτονική Υπολογιστών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Βάσεις Δεδομένων ΙΙ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Λειτουργικά Συστήματα ΙΙ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Δίκτυα Υπολογιστών Ι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Σχεδίαση Ψηφιακών Συστημάτων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Μεθοδολογίες Ανάπτυξης Εφαρμογών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Σήματα και Συστήματα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Τεχνητή Νοημοσύνη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Ανάλυση και Σχεδιασμός Πληροφοριακών Συστημάτων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Τεχνολογία Λογισμικού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Εισαγωγή στον Παράλληλο Υπολογισμό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Δικτυακός Προγραμματισμό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Αλληλεπίδραση Ανθρώπου - Υπολογιστή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Τεχνολογία Υπολογιστικών Συστημάτων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Ψηφιακή Επεξεργασία Σήματος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Ψηφιακές Επικοινωνίε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Ασφάλεια στην Τεχνολογία της Πληροφορία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Μεταγλωττιστέ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Σχεδιασμός και Ανάπτυξη Πληροφοριακών Συστημάτων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Ανάκτηση Πληροφορία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Προηγμένη Αρχιτεκτονική Υπολογιστών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Μικροελεγκτέ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Διαχείριση και Ασφάλεια Δικτύων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Προηγμένες Δικτυακές Τεχνολογίες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Γλωσσική Ανάλυση και Διαχείριση Πληροφορίας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Εξόρυξη Δεδομένων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Ευφυή Συστήματα &amp; Συστήματα Λήψης Αποδάσεων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Γραφικά Υπολογιστών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Πληροφοριακά Συστήματα Διοίκησης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Όραση Υπολογιστών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Ηλεκτρονικό Εμπόριο - Επιχειρηματικότητα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Επιχειρησιακή Έρευνα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Προγραμματισμός Πυρήνα Συστημάτων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Ψηφιακός Έλεγχος Συστημάτων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Σχεδίαση Ολοκληρωμένων Κυκλωμάτων VLSI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Παράλληλα Συστήματα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Ρομποτική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Μηχατρονική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Δίκτυα Κινητών Επικοινωνιών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Ασύρματα Δίκτυα Αισθητήρων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Τεχνολογία και Προγραμματισμός Κινητών Συσκευών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Βελτιστοποίηση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Πολυμέσα και Πολυμεσικές Επικοινωνίες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Νευρωνικά Δίκτυα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Ποιότητα και Αξιοπιστία Λογισμικού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Σχεδιασμός Παιχνιδιών και Εφαρμογών Εικονικής και Επαυξημένης Πραγματικότητας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Θεωρία Παιγνίων και Εφαρμογές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Επεξεργασία Εικόνας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Ασφάλεια και Αξιοπιστία Υλικού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Μικροηλεκτρονική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Αυτόματος Έλεγχος Συστημάτων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Ενσωματωμένα Συστήματα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Κατανεμημένα Συστήματα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Δίκτυα Οπτικών Επικοινωνιών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Ευρυζωνικά Δίκτυα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Εκπαιδευτική Τεχνολογία και Διδακτική της Πληροφορικής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Διαχείριση Έργων Πληροφορικής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Πληροφορική και Κοινωνία - Τεχνική της Έκφρασης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Δίκαιο και Κυβερνοηθική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Greek" svg:font-family="'Arial Greek'" style:font-family-generic="swiss"/>
    <style:font-face style:name="Cambria" svg:font-family="Cambria, 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08:37:45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08:49:09.996000000</dc:date>
    <meta:editing-duration>PT27M51S</meta:editing-duration>
    <meta:editing-cycles>13</meta:editing-cycles>
    <meta:generator>LibreOffice/6.0.4.2$Windows_X86_64 LibreOffice_project/9b0d9b32d5dcda91d2f1a96dc04c645c450872bf</meta:generator>
    <meta:document-statistic meta:table-count="1" meta:cell-count="230" meta:object-count="0"/>
  </office:meta>
</office:document-meta>
</file>